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02cm" fo:margin-left="-0.191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.54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" fo:background-color="#0066cc" fo:padding-left="0.191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713cm" fo:keep-together="always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3" style:family="table-row">
      <style:table-row-properties style:min-row-height="0.829cm" fo:keep-together="always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officeooo:rsid="001fda74" officeooo:paragraph-rsid="001fda74" style:font-size-asian="10pt" style:language-asian="pl" style:country-asian="P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style:font-size-asian="10pt" style:language-asian="pl" style:country-asian="P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#0066cc" style:vertical-align="auto">
        <style:background-image/>
      </style:paragraph-properties>
      <style:text-properties style:font-name="Heuristica" fo:font-size="10pt" fo:language="pl" fo:country="PL" fo:font-weight="bold" style:font-size-asian="10pt" style:language-asian="pl" style:country-asian="PL" style:font-weight-asian="bold"/>
    </style:style>
    <style:style style:name="P7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style:font-size-asian="10pt" style:language-asian="pl" style:country-asian="PL" style:font-style-asian="italic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10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/>
    </style:style>
    <style:style style:name="P11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font-name="Heuristica" officeooo:paragraph-rsid="00243da9"/>
    </style:style>
    <style:style style:name="P12" style:family="paragraph" style:parent-style-name="Standard" style:list-style-name="L1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 officeooo:paragraph-rsid="00243da9"/>
    </style:style>
    <style:style style:name="P13" style:family="paragraph" style:parent-style-name="Standard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 officeooo:paragraph-rsid="00243da9"/>
    </style:style>
    <style:style style:name="P14" style:family="paragraph" style:parent-style-name="Standard" style:list-style-name="L7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905cm"/>
        </style:tab-stops>
      </style:paragraph-properties>
      <style:text-properties style:font-name="Heuristica" fo:font-size="10pt" fo:language="pl" fo:country="PL" style:font-size-asian="10pt" style:language-asian="pl" style:country-asian="PL"/>
    </style:style>
    <style:style style:name="P15" style:family="paragraph" style:parent-style-name="Standard">
      <style:paragraph-properties fo:text-align="justify" style:justify-single-word="false"/>
      <style:text-properties style:font-name="Heuristica" fo:font-size="10pt" officeooo:rsid="001fda74" style:font-size-asian="8.75pt" style:font-size-complex="10pt"/>
    </style:style>
    <style:style style:name="P16" style:family="paragraph" style:parent-style-name="Standard" style:list-style-name="L8">
      <style:paragraph-properties fo:text-align="justify" style:justify-single-word="false"/>
      <style:text-properties style:font-name="Heuristica" fo:font-size="10pt" officeooo:rsid="00243da9" officeooo:paragraph-rsid="00243da9" style:font-size-asian="8.75pt" style:font-size-complex="10pt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Heuristica" fo:font-size="10pt" officeooo:rsid="00213322" officeooo:paragraph-rsid="00213322" style:font-size-asian="10pt" style:font-size-complex="10pt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27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Heuristica" fo:font-size="12pt" officeooo:rsid="001fda74" style:font-size-asian="12pt" style:font-size-complex="12pt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Heuristica" officeooo:rsid="00213322" officeooo:paragraph-rsid="00213322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Heuristica" officeooo:rsid="001fda74" officeooo:paragraph-rsid="001fda74"/>
    </style:style>
    <style:style style:name="P34" style:family="paragraph" style:parent-style-name="Standard">
      <style:paragraph-properties fo:text-align="justify" style:justify-single-word="false"/>
      <style:text-properties style:font-name="Heuristica" officeooo:rsid="001fda74" officeooo:paragraph-rsid="001fda74"/>
    </style:style>
    <style:style style:name="P35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36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37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750f5" style:font-size-asian="8.75pt" style:font-size-complex="10pt"/>
    </style:style>
    <style:style style:name="P38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8ace4" style:font-size-asian="8.75pt" style:font-size-complex="10pt"/>
    </style:style>
    <style:style style:name="P39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0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41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42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3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750f5" style:font-size-asian="8.75pt" style:font-size-complex="10pt"/>
    </style:style>
    <style:style style:name="P44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8ace4" style:font-size-asian="8.75pt" style:font-size-complex="10pt"/>
    </style:style>
    <style:style style:name="P4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style:font-size-asian="8.75pt" style:font-size-complex="10pt"/>
    </style:style>
    <style:style style:name="P46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68fcc" style:font-size-asian="8.75pt" style:font-size-complex="10pt"/>
    </style:style>
    <style:style style:name="P47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8ace4" officeooo:paragraph-rsid="0028ace4" style:font-size-asian="8.75pt" style:font-size-complex="10pt"/>
    </style:style>
    <style:style style:name="P48" style:family="paragraph" style:parent-style-name="Standard">
      <style:paragraph-properties fo:margin-left="3.752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49" style:family="paragraph" style:parent-style-name="Heading_20_1">
      <style:paragraph-properties fo:margin-left="0cm" fo:margin-right="0cm" fo:margin-top="0.847cm" fo:margin-bottom="0.212cm" style:contextual-spacing="false" fo:line-height="150%" fo:text-align="justify" style:justify-single-word="false" fo:orphans="2" fo:widows="2" fo:text-indent="0cm" style:auto-text-indent="false" fo:keep-with-next="always" style:vertical-align="auto"/>
      <style:text-properties fo:color="#3399ff" style:font-name="Heuristica" fo:font-size="14pt" fo:language="pl" fo:country="PL" fo:font-weight="bold" style:letter-kerning="true" style:font-size-asian="14pt" style:language-asian="pl" style:country-asian="PL" style:font-weight-asian="bold"/>
    </style:style>
    <style:style style:name="P50" style:family="paragraph" style:parent-style-name="Heading_20_2">
      <style:paragraph-properties fo:margin-top="0.423cm" fo:margin-bottom="0.106cm" style:contextual-spacing="false" fo:line-height="150%" fo:text-align="justify" style:justify-single-word="false" fo:orphans="2" fo:widows="2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1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2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officeooo:rsid="001fda74" officeooo:paragraph-rsid="001fda74" style:font-size-asian="12pt" style:language-asian="pl" style:country-asian="PL" style:font-weight-asian="bold"/>
    </style:style>
    <style:style style:name="P53" style:family="paragraph" style:parent-style-name="Title" style:master-page-name="Standard">
      <style:paragraph-properties fo:text-align="center" style:justify-single-word="false" style:page-number="auto"/>
      <style:text-properties fo:color="#0066cc" style:font-name="Heuristica"/>
    </style:style>
    <style:style style:name="T1" style:family="text">
      <style:text-properties fo:font-size="10pt" fo:language="pl" fo:country="PL" style:font-size-asian="10pt" style:language-asian="pl" style:country-asian="PL"/>
    </style:style>
    <style:style style:name="T2" style:family="text">
      <style:text-properties fo:font-size="10pt" fo:language="pl" fo:country="PL" fo:font-style="italic" style:font-size-asian="10pt" style:language-asian="pl" style:country-asian="PL" style:font-style-asian="italic"/>
    </style:style>
    <style:style style:name="T3" style:family="text">
      <style:text-properties fo:font-size="10pt" fo:language="pl" fo:country="PL" fo:font-style="italic" fo:font-weight="bold" style:font-size-asian="10pt" style:language-asian="pl" style:country-asian="PL" style:font-style-asian="italic" style:font-weight-asian="bold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officeooo:rsid="001fcfa7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fda74" style:font-size-asian="12pt" style:font-size-complex="12pt"/>
    </style:style>
    <style:style style:name="T8" style:family="text">
      <style:text-properties officeooo:rsid="001fda74"/>
    </style:style>
    <style:style style:name="T9" style:family="text">
      <style:text-properties style:use-window-font-color="true" fo:font-size="10pt" fo:language="pl" fo:country="PL" style:font-size-asian="10pt" style:language-asian="pl" style:country-asian="PL"/>
    </style:style>
    <style:style style:name="T10" style:family="text">
      <style:text-properties officeooo:rsid="0021c274"/>
    </style:style>
    <style:style style:name="T11" style:family="text">
      <style:text-properties officeooo:rsid="002371b2"/>
    </style:style>
    <style:style style:name="T12" style:family="text">
      <style:text-properties style:font-name="Heuristica" fo:font-size="10pt" officeooo:rsid="00213322" style:font-size-asian="8.75pt" style:font-size-complex="10pt"/>
    </style:style>
    <style:style style:name="T13" style:family="text">
      <style:text-properties style:font-name="Heuristica" fo:font-size="10pt" officeooo:rsid="001fda74" style:font-size-asian="8.75pt" style:font-size-complex="10pt"/>
    </style:style>
    <style:style style:name="T14" style:family="text">
      <style:text-properties officeooo:rsid="002589ed"/>
    </style:style>
    <style:style style:name="T15" style:family="text">
      <style:text-properties officeooo:rsid="0025ce71"/>
    </style:style>
    <style:style style:name="T16" style:family="text">
      <style:text-properties officeooo:rsid="00268f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rzetwarzani<text:span text:style-name="T5">e</text:span> Rozproszone<text:line-break/><text:span text:style-name="T5">Sprawozdani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azwisko Imię</text:p>
          </table:table-cell>
          <table:table-cell table:style-name="Tabela1.A1" office:value-type="string">
            <text:p text:style-name="P6">album</text:p>
          </table:table-cell>
          <table:table-cell table:style-name="Tabela1.A1" office:value-type="string">
            <text:p text:style-name="P6">termin zajęć</text:p>
          </table:table-cell>
        </table:table-row>
        <table:table-row table:style-name="Tabela1.2">
          <table:table-cell table:style-name="Tabela1.A2" office:value-type="string">
            <text:p text:style-name="P5">Radosław Osten</text:p>
          </table:table-cell>
          <table:table-cell table:style-name="Tabela1.B2" office:value-type="string">
            <text:p text:style-name="P4"/>
          </table:table-cell>
          <table:table-cell table:style-name="Tabela1.C3" table:number-rows-spanned="2" office:value-type="string">
            <text:p text:style-name="P4"><text:span text:style-name="T5">Środa</text:span> <text:span text:style-name="T5">8:00</text:span></text:p>
            <text:p text:style-name="P4">tydzień parzysty</text:p>
          </table:table-cell>
        </table:table-row>
        <table:table-row table:style-name="Tabela1.3">
          <table:table-cell table:style-name="Tabela1.A3" office:value-type="string">
            <text:p text:style-name="P5">Michał Ślusarczyk</text:p>
          </table:table-cell>
          <table:table-cell table:style-name="Tabela1.B3" office:value-type="string">
            <text:p text:style-name="P3">106643</text:p>
          </table:table-cell>
          <table:covered-table-cell/>
        </table:table-row>
      </table:table>
      <text:h text:style-name="P49" text:outline-level="1">Algorytm rozwiązania</text:h>
      <text:h text:style-name="P50" text:outline-level="2">Definicja problemu</text:h>
      <text:p text:style-name="P8">MISTRZOWIE YETI</text:p>
      <text:p text:style-name="P9"/>
      <text:p text:style-name="P9">Dawno, dawno temu, w odległej galaktyce sprawowali rządy niezbyt mądrzy, ale za to</text:p>
      <text:p text:style-name="P9">szlachetni i straszliwie potężni rycerze Yeti. Aby zostać mistrzem, młodzi kadeci</text:p>
      <text:p text:style-name="P9">powinni wysłuchiwać wykładów mistrzów. Wykłady te wymagają projektora oraz sali.</text:p>
      <text:p text:style-name="P9">Projektory wymagają MOCY aby działania (mistrzowie Yeti nie używają takich banalnych</text:p>
      <text:p text:style-name="P9">rzeczy jak elektryczność).</text:p>
      <text:p text:style-name="P9"/>
      <text:p text:style-name="P9">Napisać procesy zarządzające organizowaniem wykładów dla kadetów. Zarządca</text:p>
      <text:p text:style-name="P9">zajmuje jedną z K sal, następnie rezerwuje jednego z N mistrzów, wreszcie bierze dowolny</text:p>
      <text:p text:style-name="P9">z M projektorów. Sale i mistrzowie są unikalne - projektory nie są unikalne.</text:p>
      <text:p text:style-name="P9">Każdy mistrz ma pewien poziom mocy. Każdy wykład zużywa jedną jednostkę mocy. Zarządca, </text:p>
      <text:p text:style-name="P9">po zauważeniu, że poziom mocy mistrza spada, odsyła go na medytacje. Po medytacjach</text:p>
      <text:p text:style-name="P9">mistrz odnawia MOC (mistrz dalej jest zasobem, a nie procesem!)</text:p>
      <text:h text:style-name="P51" text:outline-level="2">Założenia przyjętego modelu komunikacji</text:h>
      <text:list xml:id="list6862332232605925121" text:style-name="L1">
        <text:list-item>
          <text:p text:style-name="P11"><text:span text:style-name="T1">asynchroniczny system z wymianą komunikatów</text:span></text:p>
        </text:list-item>
        <text:list-item>
          <text:p text:style-name="P11"><text:span text:style-name="T9">topologia połączeń: każdy z każdym</text:span></text:p>
        </text:list-item>
        <text:list-item>
          <text:p text:style-name="P12"><text:span text:style-name="T9">wymagana pojemność kanału: wiadomości w jednym kierunku / nieskończona </text:span></text:p>
        </text:list-item>
        <text:list-item>
          <text:p text:style-name="P12"><text:span text:style-name="T9">inne wymagane własności sieci komunikacyjnej: kanały typu FIFO, transmisja rozgłoszeniowa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><text:span text:style-name="T9"/></text:p>
      <text:h text:style-name="P52" text:outline-level="2"><text:soft-page-break/>Proponowane rozwiązanie</text:h>
      <text:list xml:id="list7515414567935532135" text:style-name="L2">
        <text:list-item>
          <text:p text:style-name="P31">Typy wiadomości</text:p>
          <text:p text:style-name="P31"/>
          <text:p text:style-name="P33"><text:span text:style-name="T4">W proponowanym rozwiązaniu użyto następujących tagów wiadomości:</text:span></text:p>
        </text:list-item>
      </text:list>
      <text:p text:style-name="P34"><text:span text:style-name="T4"/></text:p>
      <text:list xml:id="list3026136643301472852" text:style-name="L3">
        <text:list-item>
          <text:p text:style-name="P39">REQUEST_ROOM_TAG – żądanie sali; wysyłane, gdy proces chce zająć salę</text:p>
        </text:list-item>
        <text:list-item>
          <text:p text:style-name="P39"><text:span text:style-name="T8">R</text:span>EQUEST_MASTER_TAG – żądanie mistrza; wysyłane, gdy proces chce zająć mistrza</text:p>
        </text:list-item>
        <text:list-item>
          <text:p text:style-name="P39">RELEASE_ROOM_TAG – zwolnienie sali; wysyłane, gdy proces zwalnia salę po wykładzie</text:p>
        </text:list-item>
        <text:list-item>
          <text:p text:style-name="P39">RELEASE_MASTER_TAG – zwolnienie mistrza; wysyłane, gdy proces zwalnia mistrza po wykładzie/medytacji</text:p>
        </text:list-item>
        <text:list-item>
          <text:p text:style-name="P45">RESPONSE_TAG – odpowiedź; wysyłana w odpowiedzi na żądania</text:p>
        </text:list-item>
      </text:list>
      <text:p text:style-name="P15"/>
      <text:list xml:id="list11344071126213" text:continue-list="list7515414567935532135" text:style-name="L2">
        <text:list-item>
          <text:p text:style-name="P32"><text:span text:style-name="T7">O</text:span><text:span text:style-name="T6">pis algorytmu</text:span></text:p>
          <text:p text:style-name="P17">Zaprezentowane rozwiązanie podzielone jest na sekcję wykonywania akcji (wysyłania żądań i zwolnień) oraz sekcję obsługi wiadomości.</text:p>
        </text:list-item>
      </text:list>
      <text:p text:style-name="P2"/>
      <text:list xml:id="list2884087490457146451" text:style-name="L4">
        <text:list-item>
          <text:list>
            <text:list-item>
              <text:p text:style-name="P18">Sekcja wykonania akcji dzieli się na 5 stanów:</text:p>
            </text:list-item>
          </text:list>
        </text:list-item>
      </text:list>
      <text:p text:style-name="P2"/>
      <text:list xml:id="list6130010061665686089" text:style-name="L5">
        <text:list-item>
          <text:list>
            <text:list-item>
              <text:p text:style-name="P19">vacant</text:p>
              <text:p text:style-name="P21"><text:span text:style-name="T14">Zwiększa liczbę przeprowadzonych wykładów o 1. </text:span>W tym stanie Zarządca wybiera <text:span text:style-name="T10">losowego </text:span>mistrza, do którego kolejka jest najkrótsza, dodaje się do jego kolejki i wysyła do wszystkich żądanie mistrza (REQUEST_MASTER_TAG) <text:span text:style-name="T11">wraz z informacją o liczbie przeprowadzonych wykładów</text:span>. <text:span text:style-name="T10">Następnie przechodzi do kolejnego stanu.</text:span></text:p>
            </text:list-item>
          </text:list>
        </text:list-item>
      </text:list>
      <text:p text:style-name="P24"/>
      <text:list xml:id="list11342650662875" text:continue-numbering="true" text:style-name="L5">
        <text:list-item>
          <text:list>
            <text:list-item>
              <text:p text:style-name="P19">gettingMaster</text:p>
              <text:p text:style-name="P20">W tym stanie Zarządca sprawdza czy <text:span text:style-name="T10">otrzymał komplet odpowiedzi na żądanie mistrza oraz czy jest pierwszy w kolejce do wybranego mistrza. Jeśli tak, to wybiera losową salę (z projektorem), do której kolejka jest najkrótsza, dodaje się do kolejki oczekujących na salę i wysyła do wszystkich żądanie sali (REQUEST_ROOM_TAG)</text:span> <text:span text:style-name="T11">wraz z informacją o liczbie przeprowadzonych wykładów.</text:span> <text:span text:style-name="T10">Następnie przechodzi do kolejnego stanu. W przypadku braku kompletu odpowiedzi Zarządca nie wykonuje żadnej akcji.</text:span></text:p>
            </text:list-item>
          </text:list>
        </text:list-item>
      </text:list>
      <text:p text:style-name="P26"/>
      <text:list xml:id="list11342662142425" text:continue-numbering="true" text:style-name="L5">
        <text:list-item>
          <text:list>
            <text:list-item>
              <text:p text:style-name="P19">gettingRoom</text:p>
              <text:p text:style-name="P22">W tym stanie Zarządca sprawdza czy <text:span text:style-name="T10">otrzymał komplet odpowiedzi na żądanie sali oraz czy jest pierwszy w kolejce do wybranej sali. Jeśli tak, to ustala moment zakończenia wykładu i rozpoczyna się wykład. Następnie przechodzi do kolejnego stanu. W przypadku braku kompletu odpowiedzi Zarządca nie wykonuje żadnej akcji.</text:span></text:p>
            </text:list-item>
          </text:list>
        </text:list-item>
      </text:list>
      <text:p text:style-name="P23"/>
      <text:list xml:id="list11342616185330" text:continue-numbering="true" text:style-name="L5">
        <text:list-item>
          <text:list>
            <text:list-item>
              <text:p text:style-name="P19"><text:span text:style-name="T10">l</text:span>ecture</text:p>
              <text:p text:style-name="P27">W tym stanie Zarządca sprawdza czy prowadzony wykład został zakończony. Jeśli wyznaczony czas zakończenia wykładu jeszcze nie minął, to nie zostanie wykonana żadna akcja. W przeciwnym przypadku Zarządca<text:span text:style-name="T11">,</text:span> <text:span text:style-name="T15">usuwa się z kolejek do zasobów, </text:span>zwalnia salę (wysyła RELEASE_ROOM_TAG do wszystkich), zmniejsza moc mistrza o 1 i zależnie od ilości pozostałej mocy <text:span text:style-name="T11">mistrza </text:span>wykonuje odpowiednią akcję. Jeśli poziom mocy jest dodatni, to Zarządca wysyła do wszystkich informację o zwolnieniu mistrza (RELEASE_MASTER_TAG), wraz z informacją o <text:span text:style-name="T11">liczbie przeprowadzonych wykładów, </text:span>aktualnym poziomie mocy mistrza oraz wersji (powiększonej o 1) <text:span text:style-name="T11">stanu mocy</text:span>, i przechodzi do stanu vacant. Jeśli mistrz wykorzystał całą swoją moc, to zostaje wysłany na medytacje, zostaje wyznaczony czas zakończenia medytacji i Zarządca przechodzi do stanu meditate.</text:p>
            </text:list-item>
          </text:list>
        </text:list-item>
      </text:list>
      <text:p text:style-name="P30"/>
      <text:list xml:id="list11343724606713" text:continue-numbering="true" text:style-name="L5">
        <text:list-item>
          <text:list>
            <text:list-item>
              <text:p text:style-name="P19"><text:span text:style-name="T10">m</text:span>editate</text:p>
              <text:p text:style-name="P28">Jeśli wyznaczony czas zakończenia medytacji jeszcze nie minął, to nie zostanie wykonana żadna akcja. W przeciwnym przypadku Zarządca ustala moc mistrza jako maksymalną (dla danego mistrza), wysyła do wszystkich informację zwolnienia mistrza (RELEASE_MASTER_TAG), wraz z informacją o <text:span text:style-name="T11">liczbie przeprowadzonych wykładów, </text:span>aktualnym poziomie mocy mistrza oraz wersji (powiększonej o 1) <text:span text:style-name="T11">stanu mocy</text:span>, i przechodzi do stanu vacant. </text:p>
            </text:list-item>
          </text:list>
        </text:list-item>
      </text:list>
      <text:p text:style-name="P29"/>
      <text:p text:style-name="P29"/>
      <text:p text:style-name="P29"/>
      <text:p text:style-name="P29"/>
      <text:p text:style-name="P29"/>
      <text:list xml:id="list6132326373921393479" text:style-name="L8">
        <text:list-item>
          <text:list>
            <text:list-item>
              <text:p text:style-name="P16"><text:soft-page-break/>Sekcja odbioru wiadomości, w zależności od rodzaju wiadomości:</text:p>
            </text:list-item>
          </text:list>
        </text:list-item>
        <text:list-item>
          <text:p text:style-name="P38">REQUEST_ROOM_TAG – <text:span text:style-name="T14">Zarządca dodaje nadawcę (wraz z liczbą zorganizowanych wykładów) do kolejki dla danego zasobu. Jeśli żądanie dotyczy sali, którą Zarządca nie jest zainteresowany (nie wysyłał żądania tej sali, nie zajmuje tej sali), to wysyła RESPONSE_ROOM_TAG w odpowiedzi do nadawcy. W przeciwnym wypadku wysyła RESPONSE_ROOM_TAG do nadawcy tylko w sytuacji, gdy jest w stanie gettingRoom oraz liczba zorganizowanych wykładów nadawcy jest mniejsza od liczby zorganizowanych wykładów Zarządcy (w przypadku równości decyduje mniejszy tid). </text:span></text:p>
          <text:p text:style-name="P47">Odpowiedź <text:s/><text:span text:style-name="T14">RESPONSE_</text:span>ROOM<text:span text:style-name="T14">_TAG </text:span>jest wysyłana wraz z otrzymaną w żądaniu liczbą zorganizowanych wykładów.</text:p>
        </text:list-item>
      </text:list>
      <text:p text:style-name="P40"/>
      <text:list xml:id="list11343003894374" text:continue-numbering="true" text:style-name="L8">
        <text:list-item>
          <text:p text:style-name="P36"><text:span text:style-name="T8">R</text:span>EQUEST_MASTER_TAG – <text:span text:style-name="T14">Zarządca dodaje nadawcę (wraz z liczbą zorganizowanych wykładów) do kolejki dla danego zasobu. Jeśli żądanie dotyczy mistrza, którym Zarządca nie jest zainteresowany (nie wysyłał żądania tego mistrza, nie zajmuje go w tej chwili), to wysyła RESPONSE_MASTER_TAG w odpowiedzi do nadawcy. W przeciwnym wypadku wysyła RESPONSE_MASTER_TAG do nadawcy tylko w sytuacji, gdy jest w stanie gettingRoom oraz liczba zorganizowanych wykładów nadawcy jest mniejsza od liczby zorganizowanych wykładów Zarządcy (w przypadku równości decyduje mniejszy tid).</text:span></text:p>
          <text:p text:style-name="P47">Odpowiedź <text:s/><text:span text:style-name="T14">RESPONSE_MASTER_TAG </text:span>jest wysyłana wraz z otrzymaną w żądaniu liczbą zorganizowanych wykładów.</text:p>
        </text:list-item>
      </text:list>
      <text:p text:style-name="P41"/>
      <text:list xml:id="list11342713774619" text:continue-numbering="true" text:style-name="L8">
        <text:list-item>
          <text:p text:style-name="P35">RELEASE_ROOM_TAG – <text:span text:style-name="T14">Usuwa nadawcę (biorąc pod uwagę liczbę zorganizowanych wykładów nadawcy) z kolejki do danego zasobu. Jeśli zwolnienie dotyczy zasobu, na który oczekuje Zarządca, to nadawca jest dodawany do zbioru procesów, które zezwoliły na zajęcie zasobu.</text:span></text:p>
        </text:list-item>
      </text:list>
      <text:p text:style-name="P42"/>
      <text:list xml:id="list11342668671043" text:continue-numbering="true" text:style-name="L8">
        <text:list-item>
          <text:p text:style-name="P37">RELEASE_MASTER_TAG – <text:span text:style-name="T14">Usuwa nadawcę (biorąc pod uwagę liczbę zorganizowanych wykładów nadawcy) z kolejki do danego zasobu. Jeśli zwolnienie dotyczy zasobu, na który oczekuje Zarządca, to nadawca jest dodawany do zbioru procesów, które zezwoliły na zajęcie zasobu. Jeśli w wiadomości została dostarczona nowsza wersja poziomu mocy mistrza, to moc mistrza i wersja zostają zaktualizowane.</text:span></text:p>
          <text:p text:style-name="P43"><text:span text:style-name="T12"/></text:p>
        </text:list-item>
        <text:list-item>
          <text:p text:style-name="P44">RESPONSE_<text:span text:style-name="T16">ROOM_</text:span>TAG – <text:span text:style-name="T16">Jeśli Zarządca znajduje się w stanie gettingRoom i liczba zorganizowanych wykładów Zarządcy zgadza się z otrzymaną, to dodaje nadawcę do zbioru procesów, które zezwoliły na zajęcie tego zasobu.</text:span></text:p>
        </text:list-item>
      </text:list>
      <text:p text:style-name="P48"><text:span text:style-name="T12"/></text:p>
      <text:list xml:id="list11343503149036" text:continue-numbering="true" text:style-name="L8">
        <text:list-item>
          <text:p text:style-name="P44">RESPONSE_<text:span text:style-name="T16">MASTER_</text:span>TAG – <text:span text:style-name="T16">Jeśli Zarządca znajduje się w stanie gettingMaster i liczba zorganizowanych wykładów Zarządcy zgadza się z otrzymaną, to dodaje nadawcę do zbioru procesów, które zezwoliły na zajęcie tego zasobu.</text:span></text:p>
        </text:list-item>
      </text:list>
      <text:h text:style-name="P50" text:outline-level="2">Analiza złożoności komunikacyjnej algorytmu</text:h>
      <text:p text:style-name="P7">złożoność pojedynczego przebiegu jednej instancji algorytmu (czyli z punktu widzenia pojedynczego procesu) </text:p>
      <text:list xml:id="list8744285058954059651" text:style-name="L7">
        <text:list-item>
          <text:p text:style-name="P14">złożoność komunikacyjna pakietowa, wyrażona w liczbie komunikatów</text:p>
        </text:list-item>
        <text:list-item>
          <text:p text:style-name="P14">złożoność czasowa przy założeniu jednostkowego czasu przesłania pojedynczego komunikatu w kanale</text:p>
        </text:list-item>
      </text:list>
      <text:p text:style-name="P10"><text:span text:style-name="T2">należy wyznaczyć </text:span><text:span text:style-name="T3">dokładną</text:span><text:span text:style-name="T2"> złożoność (nie rząd złożoności), a gdy możliwe są różne przypadki – należy podać złożoność pesymistyczną oraz średni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fo:keep-with-next="always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family="Arial" style:font-family-generic="swiss" style:font-pitch="variable" fo:font-size="10pt" fo:language="pl" fo:country="PL" style:font-name-asian="Microsoft YaHei" style:font-family-asian="'Microsoft YaHei'" style:font-family-generic-asian="system" style:font-pitch-asian="variable" style:font-size-asian="10pt" style:language-asian="pl" style:country-asian="PL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847cm" fo:margin-bottom="0.212cm" style:contextual-spacing="false" fo:text-align="start" style:justify-single-word="false" fo:orphans="2" fo:widows="2" fo:text-indent="0cm" style:auto-text-indent="false" fo:background-color="transparent" fo:keep-with-next="always" style:vertical-align="auto">
        <style:background-image/>
      </style:paragraph-properties>
      <style:text-properties fo:text-transform="capitalize" fo:color="#3399ff" style:font-name="PT Serif" fo:font-family="'PT Serif'" style:font-style-name="Pogrubiona" style:font-family-generic="roman" style:font-pitch="variable" fo:font-size="14pt" fo:language="pl" fo:country="PL" style:text-underline-style="none" fo:font-weight="bold" style:letter-kerning="true" style:font-size-asian="14pt" style:language-asian="pl" style:country-asian="PL" style:font-weight-asian="bold" style:font-relief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.635cm" fo:margin-right="0cm" fo:margin-top="0.423cm" fo:margin-bottom="0.106cm" style:contextual-spacing="false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Cantarell" fo:font-family="Cantarell" style:font-style-name="Pogrubiona" style:font-pitch="variable" fo:font-size="12pt" fo:language="pl" fo:country="PL" fo:font-weight="bold" style:font-size-asian="12pt" style:language-asian="pl" style:country-asian="PL" style:font-weight-asian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family="Arial" style:font-family-generic="swiss" fo:font-size="11pt" fo:language="pl" fo:country="PL" fo:font-weight="bold" style:font-size-asian="11pt" style:language-asian="pl" style:country-asian="PL" style:font-weight-asian="bold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MT1" style:family="text">
      <style:text-properties fo:font-size="10pt" fo:language="pl" fo:country="PL" style:font-size-asian="10pt" style:language-asian="pl" style:country-asian="PL"/>
    </style:style>
    <style:page-layout style:name="Mpm1">
      <style:page-layout-properties fo:page-width="21.001cm" fo:page-height="29.7cm" style:num-format="1" style:print-orientation="portrait" fo:margin-top="1cm" fo:margin-bottom="1.251cm" fo:margin-left="1.401cm" fo:margin-right="1.401cm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pan text:style-name="MT1">/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ychowiak</meta:initial-creator>
    <meta:creation-date>2003-12-04T16:54:00</meta:creation-date>
    <dc:date>2014-06-18T01:13:42.407557482</dc:date>
    <meta:editing-cycles>4</meta:editing-cycles>
    <meta:editing-duration>P0D</meta:editing-duration>
    <meta:generator>LibreOffice/4.2.4.2$Linux_X86_64 LibreOffice_project/420m0$Build-2</meta:generator>
    <dc:creator>Michał Ślusarczyk</dc:creator>
    <meta:document-statistic meta:table-count="1" meta:image-count="0" meta:object-count="0" meta:page-count="3" meta:paragraph-count="65" meta:word-count="1002" meta:character-count="7328" meta:non-whitespace-character-count="6404"/>
    <meta:user-defined meta:name="Company">Instytut Informatyki</meta:user-defined>
    <meta:user-defined meta:name="Operator">Michał Szychowiak</meta:user-defined>
  </office:meta>
</office:document-meta>
</file>